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C000000241013256F7FA64CDD.png" manifest:media-type="image/png"/>
  <manifest:file-entry manifest:full-path="Pictures/10000000000002AD000002E5CBAA987B50C7E0F9.png" manifest:media-type="image/png"/>
  <manifest:file-entry manifest:full-path="Pictures/10000000000002AC000002E744DDA88CF0D4856F.png" manifest:media-type="image/png"/>
  <manifest:file-entry manifest:full-path="Pictures/100000000000036E000002E72E925A9FD7094E10.png" manifest:media-type="image/png"/>
  <manifest:file-entry manifest:full-path="Pictures/10000000000002C9000002D5F20F96B3B95F6320.png" manifest:media-type="image/png"/>
  <manifest:file-entry manifest:full-path="Pictures/10000000000002BA00000272EADFBB2302D8C0E6.png" manifest:media-type="image/png"/>
  <manifest:file-entry manifest:full-path="Pictures/10000000000002DE000002CD9160C23EBFECCC0C.png" manifest:media-type="image/png"/>
  <manifest:file-entry manifest:full-path="Pictures/1000000000000294000002E4FBDBFB3DC64AAA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43234" officeooo:paragraph-rsid="0004323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43234" officeooo:paragraph-rsid="00043234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2b77" officeooo:paragraph-rsid="00052b7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52b77" officeooo:paragraph-rsid="00052b77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5</text:p>
      <text:p text:style-name="P2"/>
      <text:p text:style-name="P3">Try it out: Exercise</text:p>
      <text:p text:style-name="P3"/>
      <text:p text:style-name="P3"><draw:frame draw:style-name="fr1" draw:name="Image1" text:anchor-type="paragraph" svg:width="17cm" svg:height="14.386cm" draw:z-index="0"><draw:image xlink:href="Pictures/100000000000036E000002E72E925A9FD7094E10.png" xlink:type="simple" xlink:show="embed" xlink:actuate="onLoad"/></draw:frame></text:p>
      <text:p text:style-name="P3"><draw:frame draw:style-name="fr2" draw:name="Image2" text:anchor-type="paragraph" svg:width="17cm" svg:height="19.061cm" draw:z-index="1"><draw:image xlink:href="Pictures/1000000000000294000002E4FBDBFB3DC64AAA8D.png" xlink:type="simple" xlink:show="embed" xlink:actuate="onLoad"/></draw:frame></text:p>
      <text:p text:style-name="P3"><draw:frame draw:style-name="fr1" draw:name="Image3" text:anchor-type="paragraph" svg:width="17cm" svg:height="17.286cm" draw:z-index="2"><draw:image xlink:href="Pictures/10000000000002C9000002D5F20F96B3B95F6320.png" xlink:type="simple" xlink:show="embed" xlink:actuate="onLoad"/></draw:frame><text:soft-page-break/></text:p>
      <text:p text:style-name="P3"><draw:frame draw:style-name="fr2" draw:name="Image4" text:anchor-type="paragraph" svg:width="17cm" svg:height="16.605cm" draw:z-index="3"><draw:image xlink:href="Pictures/10000000000002DE000002CD9160C23EBFECCC0C.png" xlink:type="simple" xlink:show="embed" xlink:actuate="onLoad"/></draw:frame></text:p>
      <text:p text:style-name="P3"><draw:frame draw:style-name="fr1" draw:name="Image5" text:anchor-type="paragraph" svg:width="17cm" svg:height="18.466cm" draw:z-index="4"><draw:image xlink:href="Pictures/10000000000002AC000002E744DDA88CF0D4856F.png" xlink:type="simple" xlink:show="embed" xlink:actuate="onLoad"/></draw:frame><text:soft-page-break/></text:p>
      <text:p text:style-name="P3"><draw:frame draw:style-name="fr2" draw:name="Image6" text:anchor-type="paragraph" svg:width="17cm" svg:height="18.389cm" draw:z-index="5"><draw:image xlink:href="Pictures/10000000000002AD000002E5CBAA987B50C7E0F9.png" xlink:type="simple" xlink:show="embed" xlink:actuate="onLoad"/></draw:frame></text:p>
      <text:p text:style-name="P3"><draw:frame draw:style-name="fr1" draw:name="Image7" text:anchor-type="paragraph" svg:width="17cm" svg:height="15.245cm" draw:z-index="6"><draw:image xlink:href="Pictures/10000000000002BA00000272EADFBB2302D8C0E6.png" xlink:type="simple" xlink:show="embed" xlink:actuate="onLoad"/></draw:frame><text:soft-page-break/></text:p>
      <text:p text:style-name="P3"><draw:frame draw:style-name="fr3" draw:name="Image8" text:anchor-type="paragraph" svg:width="10.901cm" svg:height="0.953cm" draw:z-index="7"><draw:image xlink:href="Pictures/100000000000019C000000241013256F7FA64CDD.png" xlink:type="simple" xlink:show="embed" xlink:actuate="onLoad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6T08:05:55.557623082</meta:creation-date>
    <meta:generator>LibreOffice/5.1.6.2$Linux_X86_64 LibreOffice_project/10m0$Build-2</meta:generator>
    <dc:date>2021-02-16T10:28:44.224474517</dc:date>
    <meta:editing-duration>PT8M13S</meta:editing-duration>
    <meta:editing-cycles>3</meta:editing-cycles>
    <meta:document-statistic meta:table-count="0" meta:image-count="8" meta:object-count="0" meta:page-count="4" meta:paragraph-count="2" meta:word-count="6" meta:character-count="26" meta:non-whitespace-character-count="22"/>
  </office:meta>
</office:document-meta>
</file>